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214.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21.7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07376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01ba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ww.edafm.si</text:p>
          </table:table-cell>
          <table:covered-table-cell table:number-columns-repeated="4"/>
          <table:table-cell table:style-name="ce2" table:number-columns-repeated="21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{{ datum }}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{{ delovninalog.oznaka }}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{{ opravilo.naziv}}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Poz</text:p>
          </table:table-cell>
          <table:table-cell table:style-name="ce4" office:value-type="string" calcext:value-type="string">
            <text:p>Element</text:p>
          </table:table-cell>
          <table:table-cell table:style-name="ce4"/>
          <table:table-cell table:style-name="ce4" office:value-type="string" calcext:value-type="string">
            <text:p>Lokacija</text:p>
          </table:table-cell>
          <table:table-cell table:style-name="ce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ziv</text:p>
          </table:table-cell>
          <table:table-cell table:style-name="ce4" office:value-type="string" calcext:value-type="string">
            <text:p>etaža</text:p>
          </table:table-cell>
          <table:table-cell table:style-name="ce4" office:value-type="string" calcext:value-type="string">
            <text:p>prostor</text:p>
          </table:table-cell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5" office:value-type="string" calcext:value-type="string">
            <text:p>{% regroup vrednost_list by projektno_mesto as object1_list %}{% for object1 in object1_list %}{{ forloop.counter }}</text:p>
          </table:table-cell>
          <table:table-cell table:style-name="ce5" office:value-type="string" calcext:value-type="string">
            <text:p>{{ object1.grouper.oznaka }}</text:p>
          </table:table-cell>
          <table:table-cell table:style-name="ce5" office:value-type="string" calcext:value-type="string">
            <text:p>{{ object1.grouper.naziv }}</text:p>
          </table:table-cell>
          <table:table-cell table:style-name="ce5" office:value-type="string" calcext:value-type="string">
            <text:p>{{ object1.grouper.lokacija.etaza.oznaka }}</text:p>
          </table:table-cell>
          <table:table-cell table:style-name="ce5" office:value-type="string" calcext:value-type="string">
            <text:p>{{ object1.grouper.lokacija.prostor.oznaka }}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7" table:number-columns-repeated="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8" office:value-type="string" calcext:value-type="string" table:number-columns-spanned="4" table:number-rows-spanned="1">
            <text:p>{% regroup object1.list by parameter_atkivnosti_specifikacija.aktivnost as object2_list %}{% for object2 in object2_list %}{{ object2.grouper }} ({{ object2.grouper.oznaka }})</text:p>
          </table:table-cell>
          <table:covered-table-cell table:number-columns-repeated="3"/>
          <table:table-cell table:style-name="ce2" table:number-columns-repeated="21"/>
          <table:table-cell table:number-columns-repeated="998"/>
        </table:table-row>
        <table:table-row table:style-name="ro3">
          <table:table-cell table:style-name="ce6"/>
          <table:table-cell table:style-name="ce9" office:value-type="string" calcext:value-type="string">
            <text:p>{% for object3 in object2.list %}{{ object3.parameter_atkivnosti_specifikacija.oznaka }}</text:p>
          </table:table-cell>
          <table:table-cell table:style-name="ce9" office:value-type="string" calcext:value-type="string">
            <text:p>{{ object3.parameter_atkivnosti_specifikacija.naziv }}</text:p>
          </table:table-cell>
          <table:table-cell table:style-name="ce10" office:value-type="string" calcext:value-type="string">
            <text:p><text:s/>-{% if not object3.parameter_atkivnosti_specifikacija.opis == '' %}{{ object3.parameter_atkivnosti_specifikacija.opis }}{% endif %}</text:p>
          </table:table-cell>
          <table:table-cell table:style-name="ce9" office:value-type="string" calcext:value-type="string">
            <text:p>{% if object3.parameter_atkivnosti_specifikacija.get_vrednost_vrsta_display == 'select' %}{% for option in object3.parameter_atkivnosti_specifikacija.opcijeselect_set.all %}( ){{ option.opcija }} ;</text:p>
            <text:p>{% endfor %}{% endif %}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9" office:value-type="string" calcext:value-type="string">
            <text:p>{% endfor %}</text:p>
          </table:table-cell>
          <table:table-cell table:style-name="ce9"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7" table:number-columns-repeated="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/>
          <table:table-cell table:style-name="ce8" office:value-type="string" calcext:value-type="string" table:number-columns-spanned="4" table:number-rows-spanned="1">
            <text:p>{% endfor %}</text:p>
          </table:table-cell>
          <table:covered-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{% endfor %}</text:p>
          </table:table-cell>
          <table:table-cell table:style-name="ce5" table:number-columns-repeated="4"/>
          <table:table-cell table:style-name="ce2" table:number-columns-repeated="21"/>
          <table:table-cell table:number-columns-repeated="998"/>
        </table:table-row>
        <table:table-row table:style-name="ro1" table:number-rows-repeated="978">
          <table:table-cell table:style-name="ce2" table:number-columns-repeated="26"/>
          <table:table-cell table:number-columns-repeated="998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Sheet1.A11:Sheet1.E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5.1.0.3$Linux_X86_64 LibreOffice_project/</meta:generator>
  </office:meta>
</office:document-meta>
</file>